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b942" officeooo:paragraph-rsid="0015b942"/>
    </style:style>
    <style:style style:name="P2" style:family="paragraph" style:parent-style-name="Standard">
      <style:paragraph-properties fo:text-align="center" style:justify-single-word="false"/>
      <style:text-properties officeooo:rsid="0015b942" officeooo:paragraph-rsid="0015b942"/>
    </style:style>
    <style:style style:name="P3" style:family="paragraph" style:parent-style-name="Standard">
      <style:paragraph-properties fo:text-align="start" style:justify-single-word="false"/>
      <style:text-properties officeooo:paragraph-rsid="0015b942"/>
    </style:style>
    <style:style style:name="P4" style:family="paragraph" style:parent-style-name="Standard">
      <style:paragraph-properties fo:text-align="start" style:justify-single-word="false"/>
      <style:text-properties officeooo:paragraph-rsid="0016911f"/>
    </style:style>
    <style:style style:name="P5" style:family="paragraph" style:parent-style-name="Standard">
      <style:paragraph-properties fo:text-align="start" style:justify-single-word="false"/>
      <style:text-properties officeooo:paragraph-rsid="001e5de8"/>
    </style:style>
    <style:style style:name="P6" style:family="paragraph" style:parent-style-name="Standard">
      <style:paragraph-properties fo:text-align="start" style:justify-single-word="false"/>
      <style:text-properties officeooo:rsid="001fb62b" officeooo:paragraph-rsid="001fb62b"/>
    </style:style>
    <style:style style:name="P7" style:family="paragraph" style:parent-style-name="Standard">
      <style:paragraph-properties fo:text-align="start" style:justify-single-word="false"/>
      <style:text-properties officeooo:rsid="00224ae4" officeooo:paragraph-rsid="00224ae4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b942" officeooo:paragraph-rsid="0015b94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7e6d0" officeooo:paragraph-rsid="0016911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7e6d0" officeooo:paragraph-rsid="0017e6d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911f" officeooo:paragraph-rsid="0016911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acd40" officeooo:paragraph-rsid="001acd4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c9169" officeooo:paragraph-rsid="001c91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e5de8" officeooo:paragraph-rsid="001e5de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4782" officeooo:paragraph-rsid="001f478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86096" officeooo:paragraph-rsid="00286096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c9211e" officeooo:rsid="0015b942" officeooo:paragraph-rsid="0015b942"/>
    </style:style>
    <style:style style:name="P18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fo:font-weight="bold" officeooo:rsid="00286096" officeooo:paragraph-rsid="0028609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9b9e0" officeooo:paragraph-rsid="0029b9e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86096" officeooo:paragraph-rsid="0028609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b3092" officeooo:paragraph-rsid="002b309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f7c5e" officeooo:paragraph-rsid="002f7c5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0e4fb" officeooo:paragraph-rsid="0030e4f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1963d" officeooo:paragraph-rsid="0031963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2ae0d6"/>
    </style:style>
    <style:style style:name="P26" style:family="paragraph" style:parent-style-name="Standard">
      <style:paragraph-properties fo:text-align="start" style:justify-single-word="false"/>
      <style:text-properties officeooo:paragraph-rsid="0030e4fb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2f127" officeooo:paragraph-rsid="0032f12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32fd53" officeooo:paragraph-rsid="0032fd5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32fd53" officeooo:paragraph-rsid="003307f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3307f0" officeooo:paragraph-rsid="003307f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3338b1" officeooo:paragraph-rsid="003338b1" style:font-weight-asian="normal" style:font-weight-complex="normal"/>
    </style:style>
    <style:style style:name="T1" style:family="text">
      <style:text-properties officeooo:rsid="0015b942"/>
    </style:style>
    <style:style style:name="T2" style:family="text">
      <style:text-properties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b942" style:font-weight-asian="normal" style:font-weight-complex="normal"/>
    </style:style>
    <style:style style:name="T5" style:family="text">
      <style:text-properties fo:font-weight="normal" officeooo:rsid="0017e6d0" style:font-weight-asian="normal" style:font-weight-complex="normal"/>
    </style:style>
    <style:style style:name="T6" style:family="text">
      <style:text-properties fo:font-weight="normal" officeooo:rsid="0016911f" style:font-weight-asian="normal" style:font-weight-complex="normal"/>
    </style:style>
    <style:style style:name="T7" style:family="text">
      <style:text-properties fo:font-weight="normal" officeooo:rsid="001e5de8" style:font-weight-asian="normal" style:font-weight-complex="normal"/>
    </style:style>
    <style:style style:name="T8" style:family="text">
      <style:text-properties fo:font-weight="normal" officeooo:rsid="00224ae4" style:font-weight-asian="normal" style:font-weight-complex="normal"/>
    </style:style>
    <style:style style:name="T9" style:family="text">
      <style:text-properties fo:font-weight="normal" officeooo:rsid="002ae0d6" style:font-weight-asian="normal" style:font-weight-complex="normal"/>
    </style:style>
    <style:style style:name="T10" style:family="text">
      <style:text-properties fo:font-weight="normal" officeooo:rsid="002ca2cb" style:font-weight-asian="normal" style:font-weight-complex="normal"/>
    </style:style>
    <style:style style:name="T11" style:family="text">
      <style:text-properties fo:font-weight="normal" officeooo:rsid="002dbad6" style:font-weight-asian="normal" style:font-weight-complex="normal"/>
    </style:style>
    <style:style style:name="T12" style:family="text">
      <style:text-properties fo:font-weight="normal" officeooo:rsid="0030e4fb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officeooo:rsid="001e5de8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328cb1"/>
    </style:style>
    <style:style style:name="T16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3307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D IPR</text:p>
      <text:p text:style-name="P2"/>
      <text:p text:style-name="P18">TD 1 :</text:p>
      <text:p text:style-name="P1">Prise en main du terminale linux : </text:p>
      <text:p text:style-name="P1"/>
      <text:p text:style-name="P3"><text:span text:style-name="T1">pwd : </text:span><text:span text:style-name="T2">Display the current working directory physical path </text:span><text:span text:style-name="T4">(montre le répertoire)</text:span></text:p>
      <text:p text:style-name="P8">/adhome/t/tl/tlanchec</text:p>
      <text:p text:style-name="P8"/>
      <text:p text:style-name="P8"/>
      <text:p text:style-name="P4"><text:span text:style-name="T4">l</text:span><text:span text:style-name="T6">s : </text:span><text:span text:style-name="T5">ce qui est présent dans le répertoire dans lequel nous sommes </text:span></text:p>
      <text:p text:style-name="P9">Bureau<text:tab/>Documents <text:s/>Images <text:s/>Modèles <text:s/>Musique <text:s/>Public <text:s/>Téléchargements <text:s/>Vidéos</text:p>
      <text:p text:style-name="P11"/>
      <text:p text:style-name="P10">cd : change directory (se déplacer vers un fichier) </text:p>
      <text:p text:style-name="P10"/>
      <text:p text:style-name="P12">Pour revenir en arrière on fait cd .. (.. = dossier précédent) ne pas oublier l’espace</text:p>
      <text:p text:style-name="P12"/>
      <text:p text:style-name="P13"/>
      <text:p text:style-name="P13"/>
      <text:p text:style-name="P13">Deux types de chemins : </text:p>
      <text:p text:style-name="P13">- absolu → commencera toujours par quelque chose (l’ensemble du chemin commençant par la racine)</text:p>
      <text:p text:style-name="P13">Ex : cd /adhome/t/tl/tlanchec</text:p>
      <text:p text:style-name="P13"/>
      <text:p text:style-name="P13">- relatif → relatif a la position où l’on est </text:p>
      <text:p text:style-name="P13">Ex : cd ./tlanchec</text:p>
      <text:p text:style-name="P13"/>
      <text:p text:style-name="P14">ls -l : liste les fichiers avec les informations </text:p>
      <text:p text:style-name="P14">ls- a : met en évidence les ficher cachés </text:p>
      <text:p text:style-name="P14">ls – al : fait les deux</text:p>
      <text:p text:style-name="P14"/>
      <text:p text:style-name="P15">touch : créer un fichier</text:p>
      <text:p text:style-name="P15">rm : supprime un fichier définitivement </text:p>
      <text:p text:style-name="P15">rmdir : supprimer un dossier</text:p>
      <text:p text:style-name="P15">mkdir : make directory (créer un dossier) </text:p>
      <text:p text:style-name="P6"><text:span text:style-name="T3">cp : copier un fichier </text:span><text:span text:style-name="T8">vers une direction</text:span></text:p>
      <text:p text:style-name="P7"><text:span text:style-name="T8">m</text:span><text:span text:style-name="T3">v : déplacer un fichier vers une direction<text:tab/></text:span></text:p>
      <text:p text:style-name="P14"/>
      <text:p text:style-name="P5"><text:span text:style-name="T14">man [COMMANDE] =&gt; Grosse liste d’aide</text:span><text:span text:style-name="T7"> </text:span></text:p>
      <text:p text:style-name="P14"/>
      <text:p text:style-name="P16"><text:span text:style-name="T16">TD 2 </text:span>:</text:p>
      <text:p text:style-name="P16"/>
      <text:p text:style-name="P19">Utilisation de miv</text:p>
      <text:p text:style-name="P19"/>
      <text:p text:style-name="P16"/>
      <text:p text:style-name="P19"><text:span text:style-name="T16">TD 3 :</text:span> </text:p>
      <text:p text:style-name="P19"/>
      <text:p text:style-name="P19">(Type) Nom = 10</text:p>
      <text:p text:style-name="P19">Entier = int -&gt; 0</text:p>
      <text:p text:style-name="P19">flottant = float() -&gt; 10,3</text:p>
      <text:p text:style-name="P19">Booléen = boal() -&gt; True false</text:p>
      <text:p text:style-name="P19">String = str() -&gt; "hello" </text:p>
      <text:p text:style-name="P19"/>
      <text:p text:style-name="P19"><text:soft-page-break/>→ attribuer un nombre, un nom, truefalse et demander le type = donne le type</text:p>
      <text:p text:style-name="P19"/>
      <text:p text:style-name="P25"><text:span text:style-name="T9">On ne peut pas donner n’importe quel nom à une variable ex : min/max ou and/or et pas de </text:span><text:span text:style-name="T10">commencement en </text:span><text:span text:style-name="T9">majuscule (pour les classes) </text:span><text:span text:style-name="T10">ou </text:span><text:span text:style-name="T11">en</text:span><text:span text:style-name="T10"> chiffre </text:span></text:p>
      <text:p text:style-name="P21">mais on peut faire : ma_variable , maVariable ect</text:p>
      <text:p text:style-name="P21"/>
      <text:p text:style-name="P22">on peut changer le type de variable (si c’est possible) </text:p>
      <text:p text:style-name="P22">4 = int </text:p>
      <text:p text:style-name="P22">a = 4 </text:p>
      <text:p text:style-name="P22">si on fait float(a) on obtient : 4,0 (float) </text:p>
      <text:p text:style-name="P22"/>
      <text:p text:style-name="P26"><text:span text:style-name="T12">si on fait 4 x «str» on obtient : « nomx4 »</text:span></text:p>
      <text:p text:style-name="P23">si on convertit le nombre en nom : 4 → « 4 » on peut add un nom avec un nom </text:p>
      <text:p text:style-name="P21"/>
      <text:p text:style-name="P24"><text:span text:style-name="T13">Fichier squelette.p</text:span><text:span text:style-name="T15">y</text:span></text:p>
      <text:p text:style-name="P24"><text:span text:style-name="T15"/></text:p>
      <text:p text:style-name="P27"><text:s/>Pour if : </text:p>
      <text:p text:style-name="P27">if a ==5 : </text:p>
      <text:p text:style-name="P27"><text:tab/>print(a) </text:p>
      <text:p text:style-name="P28"/>
      <text:p text:style-name="P27">si on veut mettre un if dans un if = 2 tab</text:p>
      <text:p text:style-name="P27"/>
      <text:p text:style-name="P31">Si if n’est pas validé, on utilise else. </text:p>
      <text:p text:style-name="P31"/>
      <text:p text:style-name="P31"/>
      <text:p text:style-name="P31"/>
      <text:p text:style-name="P31"/>
      <text:p text:style-name="P31"/>
      <text:p text:style-name="P29">== : équivalent </text:p>
      <text:p text:style-name="P29">!<text:span text:style-name="T17">= différent </text:span></text:p>
      <text:p text:style-name="P30">&gt; : supérieur </text:p>
      <text:p text:style-name="P30">&lt; : inférieur </text:p>
      <text:p text:style-name="P30">« &gt;= »: supérieur ou égal </text:p>
      <text:p text:style-name="P30">«&lt;= » : inférieur ou égal</text:p>
      <text:p text:style-name="P30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08:03:13.630586162</meta:creation-date>
    <dc:date>2022-03-02T09:53:21.374042550</dc:date>
    <meta:editing-duration>PT2H12M48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375" meta:character-count="1907" meta:non-whitespace-character-count="1548"/>
  </office:meta>
</office:document-meta>
</file>